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BundleFactory._create( String sourceURI , Locale locale , XMLResourceBundl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ourceBundleFactory.getCacheKey( String [ ] directories , int index , String nam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ResourceBundleFactory.select( String directory , String name , String loca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_select( String [ ] directories , int index , String name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ResourceBundleFactory.getParentLocale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sourceBundleFactory.select( String directory , String 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select( String 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BundleFactory.selectCached( String cache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ourceBundleFactory.releas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Factory.getSourceURI( String base , String name , Locale loca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ResourceBundleFactory.select( String [ ] directories ,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BundleFactory.select( String name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updateCache( String cacheKey , XMLResource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BundleFactory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ResourceBundleFac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